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fb1d"/>
    </style:style>
    <style:style style:name="P2" style:family="paragraph" style:parent-style-name="Standard">
      <style:text-properties officeooo:paragraph-rsid="0008f18c"/>
    </style:style>
    <style:style style:name="P3" style:family="paragraph" style:parent-style-name="Standard">
      <style:text-properties officeooo:rsid="0008f18c" officeooo:paragraph-rsid="0008f18c"/>
    </style:style>
    <style:style style:name="P4" style:family="paragraph" style:parent-style-name="Standard">
      <style:text-properties officeooo:rsid="0008f18c" officeooo:paragraph-rsid="000d6cde"/>
    </style:style>
    <style:style style:name="P5" style:family="paragraph" style:parent-style-name="Standard">
      <style:text-properties officeooo:rsid="000f289a" officeooo:paragraph-rsid="000f289a"/>
    </style:style>
    <style:style style:name="P6" style:family="paragraph" style:parent-style-name="Standard">
      <style:text-properties officeooo:rsid="000f5cb1" officeooo:paragraph-rsid="000f5cb1"/>
    </style:style>
    <style:style style:name="P7" style:family="paragraph" style:parent-style-name="Standard">
      <style:text-properties officeooo:rsid="000fd685" officeooo:paragraph-rsid="000fd685"/>
    </style:style>
    <style:style style:name="P8" style:family="paragraph" style:parent-style-name="Standard">
      <style:text-properties officeooo:rsid="000fd685" officeooo:paragraph-rsid="001175a9"/>
    </style:style>
    <style:style style:name="P9" style:family="paragraph" style:parent-style-name="Standard">
      <style:text-properties officeooo:rsid="00120643" officeooo:paragraph-rsid="00120643"/>
    </style:style>
    <style:style style:name="T1" style:family="text">
      <style:text-properties officeooo:rsid="0007fb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User Count (0.4ms) <text:s/>SELECT COUNT(*) FROM "users" WHERE "users"."gender" = ?</text:p>
      <text:p text:style-name="Standard"/>
      <text:p text:style-name="Standard"><text:tab/>- User.where(gender:'female').size</text:p>
      <text:p text:style-name="P2"><text:tab/>- query=User.select('count(*) as cc').where(gender:'female')</text:p>
      <text:p text:style-name="P3"/>
      <text:p text:style-name="P4"/>
      <text:p text:style-name="P4">2. User Load (0.5ms) <text:s/>SELECT "users".* FROM "users" WHERE "users"."gender" != ? </text:p>
      <text:p text:style-name="P4"/>
      <text:p text:style-name="P4"><text:tab/>-User.where.not(gender:'female')</text:p>
      <text:p text:style-name="Standard"><text:s text:c="3"/></text:p>
      <text:p text:style-name="P5">3. SELECT DISTINCT "accounts"."name" FROM "accounts" ORDER BY "ASC" ASC</text:p>
      <text:p text:style-name="P5"/>
      <text:p text:style-name="P5"><text:tab/>-Account.select(:name).distinct.order(:ASC)</text:p>
      <text:p text:style-name="P5"><text:tab/>-Account.select(:name).distinct</text:p>
      <text:p text:style-name="P5"/>
      <text:p text:style-name="P5"/>
      <text:p text:style-name="P6">4. SELECT users.name as u_name ,accounts.name as acc_name FROM "users" INNER JOIN "accounts" ON "accounts"."user_id" = "users"."id"</text:p>
      <text:p text:style-name="P6"/>
      <text:p text:style-name="P6"><text:tab/>-query=User.joins(:acc).select('users.name as u_name ,accounts.name as acc_name')</text:p>
      <text:p text:style-name="P6"/>
      <text:p text:style-name="P7">5. SELECT "users"."id" FROM "users" WHERE "users"."id" IN (SELECT "accounts"."user_id" FROM "accounts")</text:p>
      <text:p text:style-name="P7"/>
      <text:p text:style-name="P7"><text:tab/>-User.select(:id).where(id:(Account.select(:user_id)))</text:p>
      <text:p text:style-name="P7"/>
      <text:p text:style-name="P8">6. SELECT "users"."id" FROM "users" WHERE "users"."id" NOT IN (SELECT " <text:s text:c="4"/><text:tab/>accounts"."user_id" FROM "accounts")</text:p>
      <text:p text:style-name="P8"/>
      <text:p text:style-name="P8"><text:tab/> -User.select(:id).where.not(id:(Account.select(:user_id)))</text:p>
      <text:p text:style-name="P8"/>
      <text:p text:style-name="P9"/>
      <text:p text:style-name="P9">7.SELECT COUNT(*) FROM "users" LEFT OUTER JOIN "accounts" ON "accounts"."user_id" = "users"."id"</text:p>
      <text:p text:style-name="P9"/>
      <text:p text:style-name="P9"><text:tab/>-query=User.left_joins(:acc).select('users.name as u_name ,accou</text:p>
      <text:p text:style-name="P9"><text:tab/>nts.name as acc_name').size</text:p>
      <text:p text:style-name="P9"/>
      <text:p text:style-name="P9"><text:tab/></text:p>
      <text:p text:style-name="P9">8.SELECT COUNT(*) FROM "accounts" LEFT JOIN users u ON u.id=accounts.user_id <text:s text:c="60"/></text:p>
      <text:p text:style-name="P9"/>
      <text:p text:style-name="P9"><text:tab/>-Account.joins('LEFT JOIN users u ON u.id=accounts.user_id').size <text:s text:c="19"/></text:p>
      <text:p text:style-name="P9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1:30:09.962187302</meta:creation-date>
    <meta:generator>LibreOffice/7.3.7.2$Linux_X86_64 LibreOffice_project/30$Build-2</meta:generator>
    <dc:date>2022-12-26T14:14:32.245422325</dc:date>
    <meta:editing-duration>PT1H53M58S</meta:editing-duration>
    <meta:editing-cycles>8</meta:editing-cycles>
    <meta:document-statistic meta:table-count="0" meta:image-count="0" meta:object-count="0" meta:page-count="1" meta:paragraph-count="22" meta:word-count="129" meta:character-count="1395" meta:non-whitespace-character-count="1179"/>
  </office:meta>
</office:document-meta>
</file>